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&quot;" svg:font-family="&quot;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fo:letter-spacing="normal" fo:background-color="#f5f5f5" style:font-name-asian="inherit" style:font-size-asian="13.5pt" style:font-style-asian="normal" style:font-weight-asian="bold" loext:padding="0cm" loext:border="none"/>
    </style:style>
    <style:style style:name="P2" style:family="paragraph" style:parent-style-name="Heading_20_4">
      <style:text-properties fo:font-variant="normal" fo:text-transform="none" fo:color="#333333" fo:letter-spacing="normal" fo:background-color="#f5f5f5" style:font-name-asian="inherit" style:font-size-asian="13.5pt" style:font-style-asian="normal" style:font-weight-asian="bold" loext:padding="0cm" loext:border="none"/>
    </style:style>
    <style:style style:name="P3" style:family="paragraph" style:parent-style-name="Heading_20_4">
      <style:paragraph-properties fo:margin-left="0cm" fo:margin-right="0cm" fo:margin-top="0.265cm" fo:margin-bottom="0.265cm" loext:contextual-spacing="false" fo:line-height="110%" fo:orphans="2" fo:widows="2" fo:text-indent="0cm" style:auto-text-indent="false"/>
      <style:text-properties fo:font-variant="normal" fo:text-transform="none" fo:color="#333333" fo:letter-spacing="normal" fo:background-color="#f5f5f5" style:font-name-asian="inherit" style:font-size-asian="13.5pt" style:font-style-asian="normal" style:font-weight-asian="bold" loext:padding="0cm" loext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normal" fo:background-color="#ffffff" loext:padding="0cm" loext:border="none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orphans="2" fo:widows="2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font-variant="normal" fo:text-transform="none" fo:color="#333333" style:font-name="Menlo" fo:font-size="9.75pt" fo:letter-spacing="normal" fo:font-style="normal" fo:font-weight="normal" fo:background-color="#ffffff" loext:padding="0cm" loext:border="none"/>
    </style:style>
    <style:style style:name="P6" style:family="paragraph" style:parent-style-name="Text_20_body">
      <style:paragraph-properties fo:margin-top="0cm" fo:margin-bottom="0cm" loext:contextual-spacing="false" fo:orphans="2" fo:widows="2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 fo:orphans="2" fo:widows="2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T1" style:family="text">
      <style:text-properties style:font-name="Helvetica Neue" fo:font-size="18pt" fo:font-style="normal" fo:font-weight="normal"/>
    </style:style>
    <style:style style:name="T2" style:family="text">
      <style:text-properties style:font-name-asian="Helvetica Neue" style:font-size-asian="18pt" style:font-weight-asian="normal"/>
    </style:style>
    <style:style style:name="T3" style:family="text">
      <style:text-properties fo:font-variant="normal" fo:text-transform="none" fo:color="#333333" style:font-name="&quot;" fo:font-size="11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333333" style:font-name="&quot;" fo:font-size="11pt" fo:letter-spacing="normal" fo:font-style="normal" fo:font-weight="bold" fo:background-color="#ffffff" loext:char-shading-value="0" loext:padding="0cm" loext:border="none"/>
    </style:style>
    <style:style style:name="T5" style:family="text">
      <style:text-properties fo:font-variant="normal" fo:text-transform="none" fo:color="#333333" fo:letter-spacing="normal" style:font-name-asian="&quot;" style:font-size-asian="11pt" style:font-style-asian="normal" style:font-weight-asian="bold" loext:padding="0cm" loext:border="none"/>
    </style:style>
    <style:style style:name="T6" style:family="text">
      <style:text-properties fo:font-variant="normal" fo:text-transform="none" fo:color="#333333" fo:letter-spacing="normal" fo:background-color="#ffffff" loext:char-shading-value="0" style:font-name-asian="&quot;" style:font-size-asian="11pt" style:font-style-asian="normal" style:font-weight-asian="bold" loext:padding="0cm" loext:border="none"/>
    </style:style>
    <style:style style:name="T7" style:family="text">
      <style:text-properties fo:font-variant="normal" fo:text-transform="none" fo:color="#333333" fo:letter-spacing="normal" fo:background-color="#ffffff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2">문제 </text:span><text:span text:style-name="T1">[4843] E2: [3</text:span><text:span text:style-name="T2">주차</text:span><text:span text:style-name="T1">][</text:span><text:span text:style-name="T2">실전</text:span><text:span text:style-name="T1">] </text:span><text:span text:style-name="T2">할부</text:span></text:h>
      <text:h text:style-name="P2" text:outline-level="4">문제 설명</text:h>
      <text:p text:style-name="P8"><text:span text:style-name="Strong_20_Emphasis"><text:span text:style-name="T5">당신은 간디로부터 옥수수를 다이아몬드 </text:span></text:span><text:span text:style-name="Strong_20_Emphasis"><text:span text:style-name="T3">A</text:span></text:span><text:span text:style-name="Strong_20_Emphasis"><text:span text:style-name="T5">개로 구입하였다</text:span></text:span><text:span text:style-name="Strong_20_Emphasis"><text:span text:style-name="T3">. </text:span></text:span><text:span text:style-name="Strong_20_Emphasis"><text:span text:style-name="T5">하지만 당신에게 다이아몬드가 얼마 없기 때문에 </text:span></text:span><text:span text:style-name="Strong_20_Emphasis"><text:span text:style-name="T3">N</text:span></text:span><text:span text:style-name="Strong_20_Emphasis"><text:span text:style-name="T5">개월 무이자 할부로 구매하기로 했다</text:span></text:span><text:span text:style-name="Strong_20_Emphasis"><text:span text:style-name="T3">.</text:span></text:span></text:p>
      <text:p text:style-name="P6"><text:span text:style-name="Strong_20_Emphasis"><text:span text:style-name="T5">기본적으로 매 달마다 다이아몬드 </text:span></text:span><text:span text:style-name="Strong_20_Emphasis"><text:span text:style-name="T3">A/N</text:span></text:span><text:span text:style-name="Strong_20_Emphasis"><text:span text:style-name="T5">개를 주고</text:span></text:span><text:span text:style-name="Strong_20_Emphasis"><text:span text:style-name="T3">, </text:span></text:span><text:span text:style-name="Strong_20_Emphasis"><text:span text:style-name="T5">마지막 몇 달에는 여기에서 다이아몬드를 </text:span></text:span><text:span text:style-name="Strong_20_Emphasis"><text:span text:style-name="T3">1</text:span></text:span><text:span text:style-name="Strong_20_Emphasis"><text:span text:style-name="T5">개씩 더 보탤 것이다</text:span></text:span><text:span text:style-name="Strong_20_Emphasis"><text:span text:style-name="T3">.</text:span></text:span></text:p>
      <text:p text:style-name="P6"><text:span text:style-name="Strong_20_Emphasis"><text:span text:style-name="T5">예를 들어</text:span></text:span><text:span text:style-name="Strong_20_Emphasis"><text:span text:style-name="T3">, N=5</text:span></text:span><text:span text:style-name="Strong_20_Emphasis"><text:span text:style-name="T5">이고 </text:span></text:span><text:span text:style-name="Strong_20_Emphasis"><text:span text:style-name="T3">A=13</text:span></text:span><text:span text:style-name="Strong_20_Emphasis"><text:span text:style-name="T5">이면 당신은 매달 </text:span></text:span><text:span text:style-name="Strong_20_Emphasis"><text:span text:style-name="T3">2, 2, 3, 3, 3</text:span></text:span><text:span text:style-name="Strong_20_Emphasis"><text:span text:style-name="T5">개의 다이아몬드를 간디에게 줘야 한다</text:span></text:span><text:span text:style-name="Strong_20_Emphasis"><text:span text:style-name="T3">.</text:span></text:span></text:p>
      <text:p text:style-name="P6"><text:span text:style-name="Strong_20_Emphasis"><text:span text:style-name="T5">당신은 첫 번째 달에 다이아몬드를 준 후 옥수수의 전체 가격을 잊어버렸다</text:span></text:span><text:span text:style-name="Strong_20_Emphasis"><text:span text:style-name="T3">. </text:span></text:span><text:span text:style-name="Strong_20_Emphasis"><text:span text:style-name="T5">하지만 당신은 할부 기간과 앞으로 몇 개의 다이아몬드를 더 내야 하는지는 알고 있다</text:span></text:span><text:span text:style-name="Strong_20_Emphasis"><text:span text:style-name="T3">. </text:span></text:span><text:span text:style-name="Strong_20_Emphasis"><text:span text:style-name="T5">알고 있는 정보를 토대로 옥수수의 가격을 유추해보자</text:span></text:span><text:span text:style-name="Strong_20_Emphasis"><text:span text:style-name="T3">.</text:span></text:span></text:p>
      <text:p text:style-name="Standard"/>
      <text:p text:style-name="Standard"/>
      <text:p text:style-name="Standard"/>
      <text:h text:style-name="P2" text:outline-level="4">입력 설명</text:h>
      <text:p text:style-name="P6"><text:span text:style-name="Strong_20_Emphasis"><text:span text:style-name="T6">첫 번째 줄에는 할부 기간 </text:span></text:span><text:span text:style-name="Strong_20_Emphasis"><text:span text:style-name="T4">N</text:span></text:span><text:span text:style-name="Strong_20_Emphasis"><text:span text:style-name="T6">이 주어진다</text:span></text:span><text:span text:style-name="Strong_20_Emphasis"><text:span text:style-name="T4">. (2 ≤ N ≤ 15)</text:span></text:span></text:p>
      <text:p text:style-name="P6"><text:span text:style-name="Strong_20_Emphasis"><text:span text:style-name="T6">두 번째 줄에는 당신이 더 내야 하는 다이아몬드의 수 </text:span></text:span><text:span text:style-name="Strong_20_Emphasis"><text:span text:style-name="T4">B</text:span></text:span><text:span text:style-name="Strong_20_Emphasis"><text:span text:style-name="T6">가 주어진다</text:span></text:span><text:span text:style-name="Strong_20_Emphasis"><text:span text:style-name="T4">. (N ≤ B ≤ 100)</text:span></text:span></text:p>
      <text:h text:style-name="P3" text:outline-level="4">출력 설명</text:h>
      <text:p text:style-name="P6"><text:span text:style-name="Strong_20_Emphasis"><text:span text:style-name="T6">옥수수의 가격으로 가능한 값의 최솟값과 최댓값을 출력한다</text:span></text:span><text:span text:style-name="Strong_20_Emphasis"><text:span text:style-name="T4">.</text:span></text:span></text:p>
      <text:p text:style-name="P6"><text:span text:style-name="Strong_20_Emphasis"><text:span text:style-name="T6">최솟값과 최댓값은 공백으로 구분하며 값이 같을 수도 있다</text:span></text:span><text:span text:style-name="Strong_20_Emphasis"><text:span text:style-name="T4">.  </text:span></text:span></text:p>
      <text:h text:style-name="P3" text:outline-level="4">입력 예시</text:h>
      <text:p text:style-name="P4">2</text:p>
      <text:p text:style-name="P5">5</text:p>
      <text:h text:style-name="P3" text:outline-level="4">출력 예시</text:h>
      <text:p text:style-name="P4">9 10</text:p>
      <text:h text:style-name="P3" text:outline-level="4">부가정보</text:h>
      <text:p text:style-name="P7"><text:span text:style-name="Strong_20_Emphasis"><text:span text:style-name="T4">[</text:span></text:span><text:span text:style-name="Strong_20_Emphasis"><text:span text:style-name="T6">입력 예시 </text:span></text:span><text:span text:style-name="Strong_20_Emphasis"><text:span text:style-name="T4">2]</text:span></text:span></text:p>
      <text:p text:style-name="P7"><text:span text:style-name="Strong_20_Emphasis"><text:span text:style-name="T4">3</text:span></text:span></text:p>
      <text:p text:style-name="P7"><text:span text:style-name="Strong_20_Emphasis"><text:span text:style-name="T4">5</text:span></text:span><text:span text:style-name="Strong_20_Emphasis"><text:span text:style-name="T7"> </text:span></text:span></text:p>
      <text:p text:style-name="P7"><text:span text:style-name="Strong_20_Emphasis"><text:span text:style-name="T4">[</text:span></text:span><text:span text:style-name="Strong_20_Emphasis"><text:span text:style-name="T6">출력 예시 </text:span></text:span><text:span text:style-name="Strong_20_Emphasis"><text:span text:style-name="T4">2]</text:span></text:span></text:p>
      <text:p text:style-name="P7"><text:span text:style-name="Strong_20_Emphasis"><text:span text:style-name="T4">7 7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&quot;" svg:font-family="&quot;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KR" svg:font-family="'Noto Sans Mono CJK K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KR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KR" style:font-family-asian="'Noto Serif CJK K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KR" style:font-family-asian="'Noto Serif CJK K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KR" style:font-family-asian="'Noto Sans Mono CJK K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1:54:39.985446623</meta:creation-date>
    <dc:date>2021-06-06T12:10:43.866953363</dc:date>
    <meta:editing-duration>PT5M5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3" meta:word-count="400" meta:character-count="561" meta:non-whitespace-character-count="430"/>
  </office:meta>
</office:document-meta>
</file>